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 style:list-style-name=""/>
    <style:style style:name="P3" style:family="paragraph" style:parent-style-name="OrgSrcBlock" style:list-style-name="OrgNumberedList"/>
    <style:style style:name="P4" style:family="paragraph" style:parent-style-name="OrgSrcBlockLastLine" style:list-style-name="OrgNumberedList"/>
    <style:style style:name="P5" style:family="paragraph" style:parent-style-name="Quotations" style:list-style-name="OrgNumberedList"/>
    <style:style style:name="P6" style:family="paragraph" style:parent-style-name="Text_20_body" style:list-style-name="OrgNumberedList"/>
    <style:style style:name="P7" style:family="paragraph" style:parent-style-name="Text_20_body" style:list-style-name="OrgNumberedList">
      <style:text-properties officeooo:paragraph-rsid="0002765c"/>
    </style:style>
    <style:style style:name="P8" style:family="paragraph" style:parent-style-name="Text_20_body" style:list-style-name=""/>
    <style:style style:name="T1" style:family="text">
      <style:text-properties officeooo:rsid="0002765c"/>
    </style:style>
  </office:automatic-styles>
  <office:body>
    <office:text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h text:style-name="P2" text:outline-level="1"><text:bookmark-start text:name="OrgXref.org426ff63"/><text:bookmark text:name="org426ff63"/>Review: Pointers (creation to initialization) <text:bookmark-end text:name="OrgXref.org426ff63"/></text:h>
      <text:p text:style-name="P8"/>
      <text:list xml:id="list3682877117" text:style-name="OrgNumberedList">
        <text:list-item>
          <text:p text:style-name="P6">What is the purpose of RAM in a computer system? </text:p>
        </text:list-item>
      </text:list>
      <text:p text:style-name="Quotations"/>
      <text:list xml:id="list81121447209475" text:continue-numbering="true" text:style-name="OrgNumberedList">
        <text:list-item>
          <text:p text:style-name="P6">What does it mean when we say a pointer holds the “address” of a variable? </text:p>
        </text:list-item>
      </text:list>
      <text:p text:style-name="Quotations"/>
      <text:list xml:id="list81121820388485" text:continue-numbering="true" text:style-name="OrgNumberedList">
        <text:list-item>
          <text:p text:style-name="P6">How is memory access different in languages like Java or Python compared to C? </text:p>
          <text:p text:style-name="P5"><text:s/></text:p>
        </text:list-item>
        <text:list-item>
          <text:p text:style-name="P6">What does the <text:span text:style-name="OrgCode">%p</text:span> format specifier print in a C <text:span text:style-name="OrgCode">printf</text:span> statement? </text:p>
          <text:p text:style-name="P5"><text:s/></text:p>
        </text:list-item>
        <text:list-item>
          <text:p text:style-name="P6">Why is pointer manipulation considered both powerful and dangerous in C? </text:p>
          <text:p text:style-name="P5"><text:s/></text:p>
        </text:list-item>
        <text:list-item>
          <text:p text:style-name="P6">What is a pointer in C, and how is it declared? <text:span text:style-name="T1">Declare an integer variable x and a pointer p pointing to it.</text:span></text:p>
        </text:list-item>
      </text:list>
      <text:p text:style-name="Quotations"><text:span text:style-name="OrgSrcFontLockCommentFace"/></text:p>
      <text:p text:style-name="Quotations"><text:span text:style-name="OrgSrcFontLockCommentFace"/></text:p>
      <text:list xml:id="list81122512677810" text:continue-numbering="true" text:style-name="OrgNumberedList">
        <text:list-item>
          <text:p text:style-name="P6">What does the indirection (dereferencing) operator <text:span text:style-name="OrgCode">*</text:span> do? <text:span text:style-name="T1">Declare an integer variable x, a pointer p pointing to it, and a print statement to print the value of p through indirection.</text:span></text:p>
        </text:list-item>
      </text:list>
      <text:p text:style-name="Quotations"/>
      <text:p text:style-name="Quotations"/>
      <text:list xml:id="list81121680020628" text:continue-numbering="true" text:style-name="OrgNumberedList">
        <text:list-item>
          <text:p text:style-name="P6">What happens if you assign a literal integer (like 1) to a pointer? </text:p>
          <text:p text:style-name="P5"/>
        </text:list-item>
        <text:list-item>
          <text:p text:style-name="P7">What does the <text:span text:style-name="OrgCode">sizeof</text:span> operator tell us about arrays? <text:span text:style-name="T1">Declare an array `a` of 100 values, and store the size of `a` in `size` computed using </text:span><text:span text:style-name="OrgCode"><text:span text:style-name="T1">sizeof.</text:span></text:span><text:span text:style-name="T1"> </text:span></text:p>
        </text:list-item>
      </text:list>
      <text:p text:style-name="Quotations"><text:span text:style-name="OrgSrcFontLockCommentFace"/></text:p>
      <text:p text:style-name="Quotations"><text:span text:style-name="OrgSrcFontLockCommentFace"/></text:p>
      <text:list xml:id="list81121198866254" text:continue-numbering="true" text:style-name="OrgNumberedList">
        <text:list-item>
          <text:p text:style-name="P6">Why must you use <text:span text:style-name="OrgCode">&amp;i</text:span> in a call to <text:span text:style-name="OrgCode">scanf("%d", &amp;i);</text:span>? </text:p>
          <text:p text:style-name="P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 style:parent-style-name="OrgSrcBlock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loext:graphic-properties draw:fill="solid" draw:fill-color="#263238" draw:opacity="100%"/>
      <style:paragraph-properties fo:background-color="#263238" fo:padding="0.0193in" fo:border="0.51pt solid #000000" style:shadow="none"/>
      <style:text-properties fo:color="#ffffff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FontLockKeywordFace" style:family="text">
      <style:text-properties fo:color="#fff59d" loext:opacity="100%"/>
    </style:style>
    <style:style style:name="OrgSrcFontLockStringFace" style:family="text">
      <style:text-properties fo:color="#9ccc65" loext:opacity="100%"/>
    </style:style>
    <style:style style:name="OrgSrcFontLockCommentFace" style:family="text">
      <style:text-properties fo:color="#b0bec5" loext:opacity="100%"/>
    </style:style>
    <style:style style:name="OrgSrcFontLockCommentDelimiterFace" style:family="text">
      <style:text-properties fo:color="#b0bec5" loext:opacity="100%"/>
    </style:style>
    <style:style style:name="OrgSrcFontLockVariableNameFace" style:family="text">
      <style:text-properties fo:color="#ffcc80" loext:opacity="100%"/>
    </style:style>
    <style:style style:name="OrgSrcFontLockTypeFace" style:family="text">
      <style:text-properties fo:color="#84ffff" loext:opacity="100%"/>
    </style:style>
    <style:style style:name="Bullet_5f_20_5f_Symbols" style:display-name="Bullet_20_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in" style:rel-width="100%" fo:min-height="0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5f_20_5f_Symbols" loext:num-list-format="%2%." style:num-suffix=".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us Birkenkrahe</meta:initial-creator>
    <dc:date>2025-04-23T08:11:20.730235968</dc:date>
    <meta:creation-date>2025-04-23T08:04:25</meta:creation-date>
    <meta:generator>LibreOffice/7.3.7.2$Linux_X86_64 LibreOffice_project/30$Build-2</meta:generator>
    <meta:keyword/>
    <dc:subject/>
    <dc:title>Agenda Notebook</dc:title>
    <meta:print-date>2025-04-23T08:10:56.660787611</meta:print-date>
    <meta:editing-duration>PT5M32S</meta:editing-duration>
    <meta:editing-cycles>1</meta:editing-cycles>
    <meta:document-statistic meta:table-count="0" meta:image-count="0" meta:object-count="0" meta:page-count="1" meta:paragraph-count="17" meta:word-count="185" meta:character-count="971" meta:non-whitespace-character-count="798"/>
    <meta:user-defined meta:name="subtitle">CSC 100</meta:user-defined>
  </office:meta>
</office:document-meta>
</file>